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5C000004B06EB83251.png"/>
  <manifest:file-entry manifest:media-type="image/png" manifest:full-path="Pictures/100002010000085C000004B0CC27C5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ff6633"/>
    </style:style>
    <style:style style:name="P2" style:family="paragraph">
      <style:text-properties fo:color="#ffffcc"/>
    </style:style>
    <style:style style:name="P3" style:family="paragraph">
      <style:paragraph-properties fo:line-height="150%"/>
      <style:text-properties fo:color="#ffffcc"/>
    </style:style>
    <style:style style:name="T1" style:family="text">
      <style:text-properties fo:color="#ffff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en-Lemrid Samy,  Blois Benjamin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Présentation du Projet C</text:span></text:p>
            <text:p><text:span text:style-name="T1">-</text:span></text:p>
            <text:p><text:span text:style-name="T1">Logiciel de VoI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Présentation</text:span>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Application client-serveur gérant la VoIP</text:span></text:p>
              </text:list-item>
              <text:list-item>
                <text:p text:style-name="P3"><text:span text:style-name="T1">Utilise ALSA et un pseudo protocole RTP</text:span></text:p>
              </text:list-item>
              <text:list-item>
                <text:p text:style-name="P3"><text:span text:style-name="T1">Interface graphique simple (sous <text:s/>GTK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Socket UNIX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1">Communication du client, puis communication bidirectionnelle</text:span></text:p>
              </text:list-item>
              <text:list-item>
                <text:p text:style-name="P3"><text:span text:style-name="T1">Connexion en UDP pour le transfert de voix</text:span></text:p>
              </text:list-item>
              <text:list-item>
                <text:p text:style-name="P3"><text:span text:style-name="T1">En progrès : demande de connexion en TCP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2-3 sur ce qui a été fait, les points d'algo important, ce qu'il reste a fair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Interface GTK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face intui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><text:span text:style-name="T1">Conclusion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Utilisation des sockets en C intéressante</text:span></text:p>
              </text:list-item>
              <text:list-item>
                <text:p text:style-name="P3"><text:span text:style-name="T1">Utilisation de GTK</text:span></text:p>
              </text:list-item>
              <text:list-item>
                <text:p text:style-name="P3"><text:span text:style-name="T1">Possibilité d'ajout de fonctionnalité si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32" presentation:use-footer-name="ftr1" presentation:use-date-time-name="dtd1"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Merci pour votre attention.</text:span></text:p>
            <text:p><text:span text:style-name="T1">-</text:span></text:p>
            <text:p><text:span text:style-name="T1">Des questions 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rc-brave1" xlink:href="Pictures/100000000000085C000004B06EB8325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bitmap" draw:fill-color="#99ccff" draw:fill-image-name="arc-brave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30.499cm" svg:height="21.699cm" svg:x="-0.999cm" svg:y="-0.199cm">
        <draw:image xlink:href="Pictures/100002010000085C000004B0CC27C513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eneb </meta:initial-creator>
    <meta:creation-date>2012-01-30T11:37:27</meta:creation-date>
    <meta:editing-duration>PT1H36M21S</meta:editing-duration>
    <meta:editing-cycles>5</meta:editing-cycles>
    <dc:date>2012-01-30T15:03:09</dc:date>
    <dc:creator>deneb </dc:creator>
    <meta:generator>LibreOffice/3.3$Linux LibreOffice_project/330m19$Build-401</meta:generator>
    <meta:document-statistic meta:object-count="48"/>
  </office:meta>
</office:document-meta>
</file>